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Sans" svg:font-family="'IBM Plex Sans', 'IBM Plex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sans-serif"/>
  </office:font-face-decls>
  <office:automatic-styles>
    <style:style style:name="P1" style:family="paragraph" style:parent-style-name="Text_20_body">
      <style:paragraph-properties fo:margin-left="0in" fo:margin-right="0in" fo:margin-top="0in" fo:margin-bottom="0in" style:contextual-spacing="false" fo:line-height="137%" fo:orphans="2" fo:widows="2" fo:text-indent="0in" style:auto-text-indent="false" fo:padding="0in" fo:border="none"/>
      <style:text-properties fo:font-variant="normal" fo:text-transform="none" fo:color="#ffffff" loext:opacity="100%" style:text-line-through-style="none" style:text-line-through-type="none" style:font-name="IBM Plex Sans" fo:font-size="14pt" fo:letter-spacing="normal" fo:font-style="normal" style:text-underline-style="none" fo:font-weight="bold" style:text-blinking="false" fo:background-color="#ffffff" loext:padding="0in" loext:border="none"/>
    </style:style>
    <style:style style:name="P2" style:family="paragraph" style:parent-style-name="Text_20_body">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c4c8ce" loext:opacity="100%" style:text-line-through-style="none" style:text-line-through-type="none" style:font-name="IBM Plex Sans" fo:font-size="14pt" fo:letter-spacing="normal" fo:font-style="normal" style:text-underline-style="none" fo:font-weight="normal" style:text-blinking="false" fo:background-color="#ffffff" loext:padding="0in" loext:border="none"/>
    </style:style>
    <style:style style:name="P3" style:family="paragraph" style:parent-style-name="Heading_20_3">
      <style:paragraph-properties fo:margin-left="0in" fo:margin-right="0in" fo:margin-top="0in" fo:margin-bottom="0in" style:contextual-spacing="false"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style:contextual-spacing="false" fo:line-height="150%" fo:orphans="2" fo:widows="2" fo:text-indent="0in" style:auto-text-indent="false" fo:padding="0in" fo:border="none"/>
    </style:style>
    <style:style style:name="P5"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fo:font-variant="normal" fo:text-transform="none" fo:color="#ffffff" loext:opacity="100%" style:font-name="IBM Plex Sans" fo:font-size="14pt" fo:letter-spacing="normal" fo:font-style="normal" fo:font-weight="normal" fo:background-color="#ffffff" loext:padding="0in" loext:border="none"/>
    </style:style>
    <style:style style:name="P6"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style>
    <style:style style:name="P7" style:family="paragraph" style:parent-style-name="Preformatted_20_Text" style:list-style-name="L2">
      <style:paragraph-properties fo:margin-left="0in" fo:margin-right="0in" fo:margin-top="0in" fo:margin-bottom="0in" style:contextual-spacing="false" fo:line-height="150%" fo:orphans="2" fo:widows="2" fo:text-indent="0in" style:auto-text-indent="false" fo:padding="0in" fo:border="none"/>
    </style:style>
    <style:style style:name="P8"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c4c8ce" loext:opacity="100%" style:text-line-through-style="none" style:text-line-through-type="none" style:font-name="IBM Plex Sans" fo:font-size="14pt" fo:letter-spacing="normal" fo:font-style="normal" style:text-underline-style="none" fo:font-weight="normal" style:text-blinking="false" fo:background-color="#ffffff" loext:padding="0in" loext:border="none"/>
    </style:style>
    <style:style style:name="P10"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style>
    <style:style style:name="P11"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c4c8ce" loext:opacity="100%" style:text-line-through-style="none" style:text-line-through-type="none" style:font-name="IBM Plex Sans" fo:font-size="14pt" fo:letter-spacing="normal" fo:font-style="normal" style:text-underline-style="none" fo:font-weight="normal" style:text-blinking="false" fo:background-color="#ffffff" loext:padding="0in" loext:border="none"/>
    </style:style>
    <style:style style:name="P12"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13" style:family="paragraph" style:parent-style-name="Preformatted_20_Text" style:list-style-name="L5">
      <style:paragraph-properties fo:margin-left="0in" fo:margin-right="0in" fo:margin-top="0in" fo:margin-bottom="0in" style:contextual-spacing="false" fo:line-height="150%" fo:orphans="2" fo:widows="2" fo:text-indent="0in" style:auto-text-indent="false" fo:padding="0in" fo:border="none"/>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loext:padding="0in" loext:border="none"/>
    </style:style>
    <style:style style:name="T1" style:family="text">
      <style:text-properties fo:font-variant="normal" fo:text-transform="none" fo:color="#ffffff" loext:opacity="100%" style:font-name="IBM Plex Sans" fo:font-size="14pt" fo:letter-spacing="normal" fo:font-style="normal" fo:font-weight="normal" fo:background-color="#ffffff" loext:char-shading-value="0" loext:padding="0in" loext:border="none"/>
    </style:style>
    <style:style style:name="T2" style:family="text">
      <style:text-properties fo:font-variant="normal" fo:text-transform="none" fo:color="#ffffff" loext:opacity="100%" style:font-name="Roboto Mono" fo:font-size="10.5pt" fo:letter-spacing="normal" fo:font-style="normal" fo:font-weight="normal" fo:background-color="#000000" loext:char-shading-value="0" loext:padding="0in" loext:border="none"/>
    </style:style>
    <style:style style:name="T3" style:family="text">
      <style:text-properties fo:font-variant="normal" fo:text-transform="none" fo:color="#c4c8ce" loext:opacity="100%" style:text-line-through-style="none" style:text-line-through-type="none" style:font-name="IBM Plex Sans" fo:font-size="14pt" fo:letter-spacing="normal" fo:font-style="normal" style:text-underline-style="none" fo:font-weight="normal" style:text-blinking="false" fo:background-color="#ffffff" loext:char-shading-value="0" loext:padding="0in" loext:border="none"/>
    </style:style>
    <style:style style:name="T4" style:family="text">
      <style:text-properties fo:font-variant="normal" fo:text-transform="none" fo:color="#c4c8ce" loext:opacity="100%" style:text-line-through-style="none" style:text-line-through-type="none" style:font-name="Roboto Mono" fo:font-size="10.5pt" fo:letter-spacing="normal" fo:font-style="normal" style:text-underline-style="none" fo:font-weight="normal" style:text-blinking="false" fo:background-color="#000000" loext:char-shading-value="0" loext:padding="0in" loext:border="none"/>
    </style:style>
    <text:list-style style:name="L1">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y</text:p>
      <text:p text:style-name="P2">In this project, you will create a Battleship game in Python, where two players place their ships on a board and take turns attacking the opponent's positions until one player sinks all of the other player's ships. Follow these detailed steps to build the game.</text:p>
      <text:h text:style-name="P3" text:outline-level="3"><text:span text:style-name="T1">Step 1: Define the </text:span><text:span text:style-name="Source_20_Text"><text:span text:style-name="T2">Ship</text:span></text:span><text:span text:style-name="T1"> Class</text:span></text:h>
      <text:list text:style-name="L1">
        <text:list-item>
          <text:p text:style-name="P4"><text:span text:style-name="Strong_20_Emphasis"><text:span text:style-name="T3">Create the </text:span></text:span><text:span text:style-name="Strong_20_Emphasis"><text:span text:style-name="Source_20_Text"><text:span text:style-name="T4">Ship</text:span></text:span></text:span><text:span text:style-name="Strong_20_Emphasis"><text:span text:style-name="T3"> class</text:span></text:span><text:span text:style-name="T3">:</text:span></text:p>
          <text:list>
            <text:list-item>
              <text:p text:style-name="P4"><text:span text:style-name="T3">Define the constructor </text:span><text:span text:style-name="Source_20_Text"><text:span text:style-name="T4">__init__</text:span></text:span><text:span text:style-name="T3"> that receives </text:span><text:span text:style-name="Source_20_Text"><text:span text:style-name="T4">name</text:span></text:span><text:span text:style-name="T3"> and </text:span><text:span text:style-name="Source_20_Text"><text:span text:style-name="T4">size</text:span></text:span><text:span text:style-name="T3"> as parameters.</text:span></text:p>
            </text:list-item>
            <text:list-item>
              <text:p text:style-name="P4"><text:span text:style-name="T3">Add attributes: </text:span><text:span text:style-name="Source_20_Text"><text:span text:style-name="T4">self.name</text:span></text:span><text:span text:style-name="T3">, </text:span><text:span text:style-name="Source_20_Text"><text:span text:style-name="T4">self.size</text:span></text:span><text:span text:style-name="T3">, </text:span><text:span text:style-name="Source_20_Text"><text:span text:style-name="T4">self.positions</text:span></text:span><text:span text:style-name="T3"> (an empty list for the ship positions) and </text:span><text:span text:style-name="Source_20_Text"><text:span text:style-name="T4">self.hits</text:span></text:span><text:span text:style-name="T3"> (initialized to 0).</text:span></text:p>
            </text:list-item>
          </text:list>
        </text:list-item>
        <text:list-item>
          <text:p text:style-name="P4"><text:span text:style-name="Strong_20_Emphasis"><text:span text:style-name="Source_20_Text"><text:span text:style-name="T4">place_ship</text:span></text:span></text:span><text:span text:style-name="Strong_20_Emphasis"><text:span text:style-name="T3"> method</text:span></text:span><text:span text:style-name="T3">:</text:span></text:p>
          <text:list>
            <text:list-item>
              <text:p text:style-name="P4"><text:span text:style-name="T3">This method places the ship on the</text:span><text:span text:style-name="Source_20_Text"><text:span text:style-name="T4">board</text:span></text:span><text:span text:style-name="T3"> according to the initial position</text:span><text:span text:style-name="Source_20_Text"><text:span text:style-name="T4">(start_row</text:span></text:span><text:span text:style-name="T3">, </text:span><text:span text:style-name="Source_20_Text"><text:span text:style-name="T4">start_col</text:span></text:span><text:span text:style-name="T3">) and direction</text:span><text:span text:style-name="Source_20_Text"><text:span text:style-name="T4">(direction</text:span></text:span><text:span text:style-name="T3">).</text:span></text:p>
            </text:list-item>
            <text:list-item>
              <text:p text:style-name="P4"><text:span text:style-name="T3">It checks if the ship fits on the board. If it does not fit, it returns </text:span><text:span text:style-name="Source_20_Text"><text:span text:style-name="T4">False</text:span></text:span><text:span text:style-name="T3">.</text:span></text:p>
            </text:list-item>
            <text:list-item>
              <text:p text:style-name="P4"><text:span text:style-name="T3">If the position is free (</text:span><text:span text:style-name="Source_20_Text"><text:span text:style-name="T4">' '</text:span></text:span><text:span text:style-name="T3">), it stores the positions in the </text:span><text:span text:style-name="Source_20_Text"><text:span text:style-name="T4">positions</text:span></text:span><text:span text:style-name="T3"> list. If not, returns </text:span><text:span text:style-name="Source_20_Text"><text:span text:style-name="T4">False</text:span></text:span><text:span text:style-name="T3">.</text:span></text:p>
            </text:list-item>
            <text:list-item>
              <text:p text:style-name="P4"><text:span text:style-name="T3">Updates the board with the ship symbol</text:span><text:span text:style-name="Source_20_Text"><text:span text:style-name="T4">(self.name[0]</text:span></text:span><text:span text:style-name="T3">), stores the positions in </text:span><text:span text:style-name="Source_20_Text"><text:span text:style-name="T4">self.positions</text:span></text:span><text:span text:style-name="T3">, and returns </text:span><text:span text:style-name="Source_20_Text"><text:span text:style-name="T4">True.</text:span></text:span></text:p>
            </text:list-item>
          </text:list>
        </text:list-item>
        <text:list-item>
          <text:p text:style-name="P4"><text:span text:style-name="Strong_20_Emphasis"><text:span text:style-name="T3">Method </text:span></text:span><text:span text:style-name="Strong_20_Emphasis"><text:span text:style-name="Source_20_Text"><text:span text:style-name="T4">hit</text:span></text:span></text:span><text:span text:style-name="T3">:</text:span></text:p>
          <text:list>
            <text:list-item>
              <text:p text:style-name="P4"><text:span text:style-name="T3">Increments the counter </text:span><text:span text:style-name="Source_20_Text"><text:span text:style-name="T4">self.hits</text:span></text:span><text:span text:style-name="T3">.</text:span></text:p>
            </text:list-item>
            <text:list-item>
              <text:p text:style-name="P4"><text:span text:style-name="T3">Returns </text:span><text:span text:style-name="Source_20_Text"><text:span text:style-name="T4">True</text:span></text:span><text:span text:style-name="T3"> if the number of hits</text:span><text:span text:style-name="Source_20_Text"><text:span text:style-name="T4">(self.hits</text:span></text:span><text:span text:style-name="T3">) is equal to the size of the ship</text:span><text:span text:style-name="Source_20_Text"><text:span text:style-name="T4">(self.size</text:span></text:span><text:span text:style-name="T3">), indicating that the ship has been sunk.</text:span></text:p>
            </text:list-item>
          </text:list>
        </text:list-item>
      </text:list>
      <text:h text:style-name="P5" text:outline-level="3">Step 2: Define Ship-Specific Classes</text:h>
      <text:list text:style-name="L2">
        <text:list-item>
          <text:p text:style-name="P6"><text:span text:style-name="Strong_20_Emphasis"><text:span text:style-name="T3">Create the subclasses</text:span></text:span><text:span text:style-name="T3">:</text:span></text:p>
          <text:list>
            <text:list-item>
              <text:p text:style-name="P6"><text:soft-page-break/><text:span text:style-name="T3">Create a </text:span><text:span text:style-name="Source_20_Text"><text:span text:style-name="T4">Destroyer</text:span></text:span><text:span text:style-name="T3"> class that inherits from </text:span><text:span text:style-name="Source_20_Text"><text:span text:style-name="T4">Ship</text:span></text:span><text:span text:style-name="T3"> and has a size of 2.</text:span></text:p>
            </text:list-item>
            <text:list-item>
              <text:p text:style-name="P6"><text:span text:style-name="T3">Create a </text:span><text:span text:style-name="Source_20_Text"><text:span text:style-name="T4">Submarine</text:span></text:span><text:span text:style-name="T3"> class that inherits from </text:span><text:span text:style-name="Source_20_Text"><text:span text:style-name="T4">Ship</text:span></text:span><text:span text:style-name="T3"> and has a size of 3.</text:span></text:p>
            </text:list-item>
            <text:list-item>
              <text:p text:style-name="P6"><text:span text:style-name="T3">Create a </text:span><text:span text:style-name="Source_20_Text"><text:span text:style-name="T4">Battleship</text:span></text:span><text:span text:style-name="T3"> class that inherits from </text:span><text:span text:style-name="Source_20_Text"><text:span text:style-name="T4">Ship</text:span></text:span><text:span text:style-name="T3"> and has a size of 4.</text:span></text:p>
            </text:list-item>
          </text:list>
          <text:p text:style-name="P7"><text:span text:style-name="Source_20_Text"><text:span text:style-name="T4">class Destroyer(Ship): def __init__(self):super().__init__('Destroyer', 2)class Submarine(Ship): def __init__(self):super().__init__('Submarine', 3)class Battleship(Ship): def __init__(self):super().__init__('Battleship', 4)</text:span></text:span></text:p>
        </text:list-item>
      </text:list>
      <text:h text:style-name="P3" text:outline-level="3"><text:span text:style-name="T1">Step 3: Define the </text:span><text:span text:style-name="Source_20_Text"><text:span text:style-name="T2">Player</text:span></text:span><text:span text:style-name="T1"> Class</text:span></text:h>
      <text:list text:style-name="L3">
        <text:list-item>
          <text:p text:style-name="P8"><text:span text:style-name="Strong_20_Emphasis"><text:span text:style-name="T3">Create the </text:span></text:span><text:span text:style-name="Strong_20_Emphasis"><text:span text:style-name="Source_20_Text"><text:span text:style-name="T4">Player</text:span></text:span></text:span><text:span text:style-name="Strong_20_Emphasis"><text:span text:style-name="T3"> class</text:span></text:span><text:span text:style-name="T3">:</text:span></text:p>
          <text:list>
            <text:list-item>
              <text:p text:style-name="P8"><text:span text:style-name="T3">Define the constructor </text:span><text:span text:style-name="Source_20_Text"><text:span text:style-name="T4">__init__</text:span></text:span><text:span text:style-name="T3"> that receives </text:span><text:span text:style-name="Source_20_Text"><text:span text:style-name="T4">name</text:span></text:span><text:span text:style-name="T3"> as parameter.</text:span></text:p>
            </text:list-item>
            <text:list-item>
              <text:p text:style-name="P8"><text:span text:style-name="T3">Creates a 10x10 </text:span><text:span text:style-name="Source_20_Text"><text:span text:style-name="T4">self.board</text:span></text:span><text:span text:style-name="T3">, represented by a list of lists, initialized with blanks </text:span><text:span text:style-name="Source_20_Text"><text:span text:style-name="T4">' '</text:span></text:span><text:span text:style-name="T3">.</text:span></text:p>
            </text:list-item>
            <text:list-item>
              <text:p text:style-name="P8"><text:span text:style-name="T3">Creates a list </text:span><text:span text:style-name="Source_20_Text"><text:span text:style-name="T4">self.ships</text:span></text:span><text:span text:style-name="T3"> to store the player's ships.</text:span></text:p>
            </text:list-item>
            <text:list-item>
              <text:p text:style-name="P8"><text:span text:style-name="T3">Creates a second </text:span><text:span text:style-name="Source_20_Text"><text:span text:style-name="T4">self.board self.hits</text:span></text:span><text:span text:style-name="T3"> to record attacks.</text:span></text:p>
            </text:list-item>
          </text:list>
        </text:list-item>
        <text:list-item>
          <text:p text:style-name="P8"><text:span text:style-name="Strong_20_Emphasis"><text:span text:style-name="Source_20_Text"><text:span text:style-name="T4">place_ships</text:span></text:span></text:span><text:span text:style-name="Strong_20_Emphasis"><text:span text:style-name="T3"> method</text:span></text:span><text:span text:style-name="T3">:</text:span></text:p>
          <text:list>
            <text:list-item>
              <text:p text:style-name="P8"><text:span text:style-name="T3">Creates instances of </text:span><text:span text:style-name="Source_20_Text"><text:span text:style-name="T4">Destroyer</text:span></text:span><text:span text:style-name="T3">, </text:span><text:span text:style-name="Source_20_Text"><text:span text:style-name="T4">Submarine</text:span></text:span><text:span text:style-name="T3">, and </text:span><text:span text:style-name="Source_20_Text"><text:span text:style-name="T4">Battleship</text:span></text:span><text:span text:style-name="T3">.</text:span></text:p>
            </text:list-item>
            <text:list-item>
              <text:p text:style-name="P9">For each ship, prompts the player to enter the row, column, and direction (H for horizontal, V for vertical) where they wish to place the ship.</text:p>
            </text:list-item>
            <text:list-item>
              <text:p text:style-name="P8"><text:span text:style-name="T3">Call </text:span><text:span text:style-name="Source_20_Text"><text:span text:style-name="T4">place_ship</text:span></text:span><text:span text:style-name="T3"> to try to place the ship. If this is not possible, it prompts the user input again.</text:span></text:p>
            </text:list-item>
          </text:list>
        </text:list-item>
        <text:list-item>
          <text:p text:style-name="P8"><text:span text:style-name="Strong_20_Emphasis"><text:span text:style-name="T3">Method </text:span></text:span><text:span text:style-name="Strong_20_Emphasis"><text:span text:style-name="Source_20_Text"><text:span text:style-name="T4">print_board</text:span></text:span></text:span><text:span text:style-name="T3">:</text:span></text:p>
          <text:list>
            <text:list-item>
              <text:p text:style-name="P9">Prints the game board to show the current ship position or hits.</text:p>
            </text:list-item>
          </text:list>
        </text:list-item>
        <text:list-item>
          <text:p text:style-name="P8"><text:span text:style-name="Strong_20_Emphasis"><text:span text:style-name="T3">Method </text:span></text:span><text:span text:style-name="Strong_20_Emphasis"><text:span text:style-name="Source_20_Text"><text:span text:style-name="T4">attack</text:span></text:span></text:span><text:span text:style-name="T3">:</text:span></text:p>
          <text:list>
            <text:list-item>
              <text:p text:style-name="P9">Prompts the player for the row and column to attack.</text:p>
            </text:list-item>
            <text:list-item>
              <text:p text:style-name="P9">Checks if the position is valid and if the attack is a hit or water.</text:p>
            </text:list-item>
            <text:list-item>
              <text:p text:style-name="P9">Update the opponent's board and the player's hit board accordingly.</text:p>
            </text:list-item>
            <text:list-item>
              <text:p text:style-name="P9"><text:soft-page-break/>If a ship is hit, check if it has been sunk.</text:p>
            </text:list-item>
          </text:list>
        </text:list-item>
        <text:list-item>
          <text:p text:style-name="P8"><text:span text:style-name="Strong_20_Emphasis"><text:span text:style-name="T3">Method </text:span></text:span><text:span text:style-name="Strong_20_Emphasis"><text:span text:style-name="Source_20_Text"><text:span text:style-name="T4">all_ships_sunk</text:span></text:span></text:span><text:span text:style-name="T3">:</text:span></text:p>
          <text:list>
            <text:list-item>
              <text:p text:style-name="P8"><text:span text:style-name="T3">Returns </text:span><text:span text:style-name="Source_20_Text"><text:span text:style-name="T4">True</text:span></text:span><text:span text:style-name="T3"> if all of the player's ships have been sunk.</text:span></text:p>
            </text:list-item>
          </text:list>
        </text:list-item>
      </text:list>
      <text:h text:style-name="P3" text:outline-level="3"><text:span text:style-name="T1">Step 4: Define the </text:span><text:span text:style-name="Source_20_Text"><text:span text:style-name="T2">BattleshipGame</text:span></text:span><text:span text:style-name="T1"> Class</text:span></text:h>
      <text:list text:style-name="L4">
        <text:list-item>
          <text:p text:style-name="P10"><text:span text:style-name="Strong_20_Emphasis"><text:span text:style-name="T3">Create the </text:span></text:span><text:span text:style-name="Strong_20_Emphasis"><text:span text:style-name="Source_20_Text"><text:span text:style-name="T4">BattleshipGame</text:span></text:span></text:span><text:span text:style-name="Strong_20_Emphasis"><text:span text:style-name="T3"> class</text:span></text:span><text:span text:style-name="T3">:</text:span></text:p>
          <text:list>
            <text:list-item>
              <text:p text:style-name="P10"><text:span text:style-name="T3">Define the </text:span><text:span text:style-name="Source_20_Text"><text:span text:style-name="T4">__init__</text:span></text:span><text:span text:style-name="T3"> constructor that initializes two players</text:span><text:span text:style-name="Source_20_Text"><text:span text:style-name="T4">(player1</text:span></text:span><text:span text:style-name="T3"> and </text:span><text:span text:style-name="Source_20_Text"><text:span text:style-name="T4">player2</text:span></text:span><text:span text:style-name="T3">).</text:span></text:p>
            </text:list-item>
          </text:list>
        </text:list-item>
        <text:list-item>
          <text:p text:style-name="P10"><text:span text:style-name="Strong_20_Emphasis"><text:span text:style-name="T3">Method </text:span></text:span><text:span text:style-name="Strong_20_Emphasis"><text:span text:style-name="Source_20_Text"><text:span text:style-name="T4">play</text:span></text:span></text:span><text:span text:style-name="T3">:</text:span></text:p>
          <text:list>
            <text:list-item>
              <text:p text:style-name="P11">Asks each player to place their ships on the board.</text:p>
            </text:list-item>
            <text:list-item>
              <text:p text:style-name="P11">Alternate turns between players to attack the opponent's board.</text:p>
            </text:list-item>
            <text:list-item>
              <text:p text:style-name="P11">End the game when all of one player's ships have been sunk, declaring the other player the winner.</text:p>
            </text:list-item>
          </text:list>
        </text:list-item>
      </text:list>
      <text:h text:style-name="P5" text:outline-level="3">Step 5: Run the Game</text:h>
      <text:list text:style-name="L5">
        <text:list-item>
          <text:p text:style-name="P12"><text:span text:style-name="Strong_20_Emphasis"><text:span text:style-name="T3">Create an instance of </text:span></text:span><text:span text:style-name="Strong_20_Emphasis"><text:span text:style-name="Source_20_Text"><text:span text:style-name="T4">BattleshipGame</text:span></text:span></text:span><text:span text:style-name="T3"> and call the </text:span><text:span text:style-name="Source_20_Text"><text:span text:style-name="T4">play()</text:span></text:span><text:span text:style-name="T3"> method to start the game.</text:span></text:p>
          <text:p text:style-name="P13"><text:span text:style-name="Source_20_Text"><text:span text:style-name="T4">game = BattleshipGame() game.play()</text:span></text:span></text:p>
        </text:list-item>
      </text:list>
      <text:p text:style-name="P2">By running the program, players will be able to place their ships on the board and take turns attacking until one of the players sinks all of the opponent's ships, thus winning the game.</text:p>
      <text:p text:style-name="P2">This project will allow you to practice manipulating lists, classes, methods, and how to manage the interaction between various classes in Python.</text:p>
      <text:p text:style-name="P2">Have fun creating your own Battleship game!</text:p>
      <text:p text:style-name="P1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Sans" svg:font-family="'IBM Plex Sans', 'IBM Plex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00:16:15.609798447</meta:creation-date>
    <dc:date>2025-04-13T09:23:34.608217101</dc:date>
    <meta:editing-duration>PT9H7M20S</meta:editing-duration>
    <meta:editing-cycles>1</meta:editing-cycles>
    <meta:document-statistic meta:table-count="0" meta:image-count="0" meta:object-count="0" meta:page-count="3" meta:paragraph-count="52" meta:word-count="608" meta:character-count="3594" meta:non-whitespace-character-count="3078"/>
    <meta:generator>LibreOffice/24.8.6.2$Linux_X86_64 LibreOffice_project/480$Build-2</meta:generator>
  </office:meta>
</office:document-meta>
</file>